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244.17863">
            <text:p>￥102,2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732">
            <text:p>136,73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732">
            <text:p>￥136,73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732">
            <text:p>136732</text:p>
          </table:table-cell>
          <table:table-cell table:style-name="ce23"/>
          <table:table-cell table:style-name="ce26" table:formula="of:=SUM([.I3:.I6])" office:value-type="currency" office:currency="JPY" office:value="5112.2089315">
            <text:p>￥5,1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34608">
            <text:p>0.02134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6550">
            <text:p>￥916,550</text:p>
          </table:table-cell>
          <table:table-cell table:style-name="ce17" table:formula="of:=[.D3]*[.G3]" office:value-type="currency" office:currency="JPY" office:value="25705.634624">
            <text:p>￥25,70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04608">
            <text:p>0.02804608</text:p>
          </table:table-cell>
          <table:table-cell table:style-name="ce24" table:formula="of:=[.G3]*[.H$1]" office:value-type="float" office:value="0.001402304">
            <text:p>0.0014</text:p>
          </table:table-cell>
          <table:table-cell table:style-name="ce27" table:formula="of:=[.H3]*[.D3]" office:value-type="currency" office:currency="JPY" office:value="1285.2817312">
            <text:p>￥1,28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8269">
            <text:p>491.826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8">
            <text:p>￥36.800</text:p>
          </table:table-cell>
          <table:table-cell table:style-name="ce17" table:formula="of:=[.D4]*([.B4]+[.C4])" office:value-type="currency" office:currency="JPY" office:value="24826.26992">
            <text:p>￥24,82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6269">
            <text:p>674.6269</text:p>
          </table:table-cell>
          <table:table-cell table:style-name="ce25" table:formula="of:=[.G4]*[.H$1]" office:value-type="float" office:value="33.731345">
            <text:p>33.7</text:p>
          </table:table-cell>
          <table:table-cell table:style-name="ce27" table:formula="of:=[.H4]*[.D4]" office:value-type="currency" office:currency="JPY" office:value="1241.313496">
            <text:p>￥1,241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26095">
            <text:p>44.2609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3.8">
            <text:p>￥423.800</text:p>
          </table:table-cell>
          <table:table-cell table:style-name="ce17" table:formula="of:=[.D5]*[.G5]" office:value-type="currency" office:currency="JPY" office:value="22995.79061">
            <text:p>￥22,9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26095">
            <text:p>54.26095</text:p>
          </table:table-cell>
          <table:table-cell table:style-name="ce23" table:formula="of:=[.G5]*[.H$1]" office:value-type="float" office:value="2.7130475">
            <text:p>3</text:p>
          </table:table-cell>
          <table:table-cell table:style-name="ce27" table:formula="of:=[.H5]*[.D5]" office:value-type="currency" office:currency="JPY" office:value="1149.7895305">
            <text:p>￥1,149.8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787448">
            <text:p>0.2878744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7450">
            <text:p>￥77,450</text:p>
          </table:table-cell>
          <table:table-cell table:style-name="ce17" table:formula="of:=[.D6]*[.G6]" office:value-type="currency" office:currency="JPY" office:value="28716.483476">
            <text:p>￥28,7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077448">
            <text:p>0.37077448</text:p>
          </table:table-cell>
          <table:table-cell table:style-name="ce24" table:formula="of:=[.G6]*0.05" office:value-type="float" office:value="0.018538724">
            <text:p>0.0185</text:p>
          </table:table-cell>
          <table:table-cell table:style-name="ce27" table:formula="of:=[.H6]*[.D6]" office:value-type="currency" office:currency="JPY" office:value="1435.8241738">
            <text:p>￥1,435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561.0446575">
            <text:p>￥25,561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2018/05/16</text:date>, <text:time>19:1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6T19:14:07</dc:date>
    <dc:creator>鈴木 豊樹</dc:creator>
    <meta:editing-duration>P1DT18H47M57S</meta:editing-duration>
    <meta:editing-cycles>161</meta:editing-cycles>
    <meta:generator>OpenOffice/4.1.5$Unix OpenOffice.org_project/415m1$Build-9789</meta:generator>
    <meta:document-statistic meta:table-count="42" meta:cell-count="2516" meta:object-count="0"/>
  </office:meta>
</office:document-meta>
</file>